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ualHashBidiMap.createBidiMap( Map normalMap , Map reverseMap , BidiMap inverseBidi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ualHashBidiMap.readObject( ObjectInputStream 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ualHashBidiMap.DualHashBidiMap( Map normalMap , Map reverseMap , BidiMap inverseBidi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ualHashBidiMap.DualHashBidiMap( Map 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ualHashBidiMap.writeObject( ObjectOutputStream 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ualHashBidiMap.DualHashBidi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